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e4c52" officeooo:paragraph-rsid="000e4c52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0e4c52" officeooo:paragraph-rsid="000e4c52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0e5082" officeooo:paragraph-rsid="000e5082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0fcef5" officeooo:paragraph-rsid="000fcef5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0e4c52" officeooo:paragraph-rsid="000e4c52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0fcef5" officeooo:paragraph-rsid="000fcef5" style:font-size-asian="11.3500003814697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хника тест дизайна</text:p>
      <text:p text:style-name="P1"/>
      <text:p text:style-name="P2">Этап тестирования на котором проектируются и <text:s/>создаются тест кейсы</text:p>
      <text:p text:style-name="P2">Позволяет выбрать из большого набора <text:s/>данных малую часть, которая с большой долей вероятности, позволит обнаружить те же проблемы, что и большой набор данных.</text:p>
      <text:p text:style-name="P2"/>
      <text:p text:style-name="P5">Цели:</text:p>
      <text:p text:style-name="P2">придумать тесты, которые смогли бы обнаружить наиболее серьезные ошибки для ПО;</text:p>
      <text:p text:style-name="P2">Минимизация кол-ва тестов.</text:p>
      <text:p text:style-name="P2"/>
      <text:p text:style-name="P5">Тестирование на основе класса эквивалентности <text:s/></text:p>
      <text:p text:style-name="P2">- при этом подходе, мы разделяем функционал на группы эквивалентных по своему влиянию на систему значений.</text:p>
      <text:p text:style-name="P2"/>
      <text:p text:style-name="P2"><text:span text:style-name="T1">Классы эквивалентности</text:span> это входные данные, которые обрабатываются нашим приложением одинаково или обработка, которых приводит к одному и тому же результату, при которой мы разделяем фнкционал на группы эквивалентных по своему влиянию на систему значений.</text:p>
      <text:p text:style-name="P2"/>
      <text:p text:style-name="P3">Определение класса эквивалентности:</text:p>
      <text:p text:style-name="P3"><text:s/>минимум 1 тест для 1 класса</text:p>
      <text:p text:style-name="P3"/>
      <text:p text:style-name="P6">Техника граничных значений </text:p>
      <text:p text:style-name="P4">- определение границ диапазонов</text:p>
      <text:p text:style-name="P4">- проведение трех тестов для границ значений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7T21:53:11.772128832</meta:creation-date>
    <dc:date>2022-12-27T23:24:03.904120401</dc:date>
    <meta:editing-duration>PT10M21S</meta:editing-duration>
    <meta:editing-cycles>1</meta:editing-cycles>
    <meta:document-statistic meta:table-count="0" meta:image-count="0" meta:object-count="0" meta:page-count="1" meta:paragraph-count="14" meta:word-count="128" meta:character-count="927" meta:non-whitespace-character-count="806"/>
    <meta:generator>LibreOffice/6.4.7.2$Linux_X86_64 LibreOffice_project/40$Build-2</meta:generator>
  </office:meta>
</office:document-meta>
</file>